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316" officeooo:paragraph-rsid="00021316"/>
    </style:style>
    <style:style style:name="P2" style:family="paragraph" style:parent-style-name="Standard">
      <style:text-properties fo:font-size="10pt" officeooo:rsid="00021316" officeooo:paragraph-rsid="00021316" style:font-size-asian="10pt" style:font-size-complex="10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officeooo:rsid="00021316" officeooo:paragraph-rsid="00021316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021316" officeooo:paragraph-rsid="00021316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21316" officeooo:paragraph-rsid="00021316" style:font-size-asian="11pt" style:font-size-complex="11pt"/>
    </style:style>
    <style:style style:name="P6" style:family="paragraph" style:parent-style-name="Standard" style:master-page-name="">
      <style:paragraph-properties fo:margin-left="2.25in" fo:margin-right="0in" fo:text-align="justify" style:justify-single-word="false" fo:text-indent="0in" style:auto-text-indent="false" style:page-number="auto"/>
      <style:text-properties fo:font-size="11pt" officeooo:rsid="00021316" officeooo:paragraph-rsid="00021316" style:font-size-asian="11pt" style:font-size-complex="11pt"/>
    </style:style>
    <style:style style:name="P7" style:family="paragraph" style:parent-style-name="Standard" style:list-style-name="L9">
      <style:paragraph-properties fo:text-align="justify" style:justify-single-word="false"/>
      <style:text-properties fo:font-size="11pt" officeooo:rsid="00021316" officeooo:paragraph-rsid="00072ff7" style:font-size-asian="11pt" style:font-size-complex="11pt"/>
    </style:style>
    <style:style style:name="P8" style:family="paragraph" style:parent-style-name="Standard" style:list-style-name="L9">
      <style:paragraph-properties fo:text-align="justify" style:justify-single-word="false"/>
      <style:text-properties fo:font-size="11pt" officeooo:rsid="00021316" officeooo:paragraph-rsid="00021316" style:font-size-asian="11pt" style:font-size-complex="11pt"/>
    </style:style>
    <style:style style:name="P9" style:family="paragraph" style:parent-style-name="Standard" style:list-style-name="L10">
      <style:paragraph-properties fo:text-align="justify" style:justify-single-word="false"/>
      <style:text-properties fo:font-size="11pt" officeooo:rsid="00021316" officeooo:paragraph-rsid="00021316" style:font-size-asian="11pt" style:font-size-complex="11pt"/>
    </style:style>
    <style:style style:name="P10" style:family="paragraph" style:parent-style-name="Standard">
      <style:text-properties fo:font-size="10pt" officeooo:rsid="00021316" officeooo:paragraph-rsid="00021316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officeooo:rsid="00022d57"/>
    </style:style>
    <style:style style:name="T2" style:family="text">
      <style:text-properties officeooo:rsid="00072ff7"/>
    </style:style>
    <style:style style:name="T3" style:family="text">
      <style:text-properties officeooo:rsid="000bd2b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bd2b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a8a8"/>
    </style:style>
    <style:style style:name="T8" style:family="text">
      <style:text-properties fo:color="#ff7700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dc143c" fo:font-size="10pt" style:font-size-asian="10pt" style:font-size-complex="10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66cc66" fo:font-size="10pt" style:font-size-asian="10pt" style:font-size-complex="10pt"/>
    </style:style>
    <style:style style:name="T13" style:family="text">
      <style:text-properties fo:color="#008000" fo:font-size="10pt" style:font-size-asian="10pt" style:font-size-complex="10pt"/>
    </style:style>
    <style:style style:name="T14" style:family="text">
      <style:text-properties fo:color="#ff4500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style:style style:name="gr1" style:family="graphic">
      <style:graphic-properties draw:stroke="none" svg:stroke-color="#000000" draw:fill="solid" draw:fill-color="#e6e6e6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amen <text:span text:style-name="T7">05</text:span>-0<text:span text:style-name="T7">3</text:span>-2016 - Introducción al desarrollo de software - Tecnicatura en SL - FICH/UNL</text:p>
      <text:p text:style-name="P4"><text:s/></text:p>
      <text:p text:style-name="P5"><text:span text:style-name="T5">Ejercicio </text:span><text:span text:style-name="T4">1</text:span>: Un hospital estudia la inflamación de los pacientes que han sido sometidos a un nuevo <text:span text:style-name="T1">tratamiento</text:span> para la artritis y necesitan analizar los resultados obtenidos. Los datos son almacenados en un archivo donde cada renglón contiene información de un único paciente, las columnas representan los días sucesivos y los valores numéricos representan el nivel de inflamación. Una muestra de las primeras filas del archivo se observan a continuación:</text:p>
      <text:p text:style-name="P1"/>
      <text:p text:style-name="P2">0,0,1,3,1,2,4,7,8,3,3,3,10,5,7,4,7,7,12,18,6,13,11,11,7,7,4,6,8,8,4,4,5,7,3,4,2,3,0,0</text:p>
      <text:p text:style-name="P2">0,1,2,1,2,1,3,2,2,6,10,11,5,9,4,4,7,16,8,6,18,4,12,5,12,7,11,5,11,3,3,5,4,4,5,5,1,1,0,1</text:p>
      <text:p text:style-name="P2">0,1,1,3,3,2,6,2,5,9,5,7,4,5,4,15,5,11,9,10,19,14,12,17,7,12,11,7,4,2,10,5,4,2,2,3,2,2,1,1</text:p>
      <text:p text:style-name="P2">0,0,2,0,4,2,2,1,6,7,10,7,9,13,8,8,15,10,10,7,17,4,4,7,6,15,6,4,9,11,3,5,6,3,3,4,2,3,2,1</text:p>
      <text:p text:style-name="P2">0,1,1,3,3,1,3,5,2,4,4,7,6,5,3,10,8,10,6,17,9,14,9,7,13,9,12,6,7,7,9,6,3,2,2,4,2,0,1,1</text:p>
      <text:p text:style-name="P1"/>
      <text:p text:style-name="P5">Se solicita que realice un programa que lea el contenido del archivo <text:span text:style-name="T6">tratamiento.txt</text:span> y muestre por pantalla la inflamación promedio y máxima de cada paciente.</text:p>
      <text:p text:style-name="P5"/>
      <text:p text:style-name="P5"><text:span text:style-name="T5">Ejercicio </text:span><text:span text:style-name="T4">2</text:span>: Realice un programa que permita ingresar los datos de alumnos de una facultad. Por cada alumno se ingresa: nombre, apellido, genero, edad, carrera. El ingreso de dato finaliza cuando se ingresa la edad -1. Se solicita que informe: a) La cantidad mujeres se inscribieron en la carrera de informática y su promedio de edad. b) La cantidad de hombres de entre 17 y 20 años de edad inscriptos en química. </text:p>
      <text:p text:style-name="P5"/>
      <text:p text:style-name="P5"><text:span text:style-name="T5">Ejercicio </text:span><text:span text:style-name="T4">3</text:span>: Se ingresan por teclado una serie de 5 valores de temperaturas pronosticados para una semana. Se solicita que <text:span text:style-name="T2">los almacene</text:span> en una lista y utilice una función que retorne el tipo de alerta a emitir seg<text:span text:style-name="T2">ú</text:span>n lo siguiente:</text:p>
      <text:list xml:id="list3783988952845262924" text:style-name="L9">
        <text:list-item>
          <text:p text:style-name="P7">Verde: en ningún día de los siguientes cinco consecutivos, sea superada las temperatura de 30 <text:span text:style-name="T2">°C</text:span>.</text:p>
        </text:list-item>
        <text:list-item>
          <text:p text:style-name="P8">Amarillo: que 1 o 2 de los siguientes cinco días consecutivos, sea superada la temperatura de 30 <text:span text:style-name="T2">°C</text:span></text:p>
        </text:list-item>
        <text:list-item>
          <text:p text:style-name="P7">Naranja: se espera que 3 o 4 de los cinco días consecutivos se supere la temperatura de 30 <text:span text:style-name="T2">°C</text:span></text:p>
        </text:list-item>
        <text:list-item>
          <text:p text:style-name="P7">Rojo: cuando se espera que en cada uno de los cinco días se supere los 30 <text:span text:style-name="T2">°C.</text:span></text:p>
        </text:list-item>
      </text:list>
      <text:p text:style-name="P5"/>
      <text:p text:style-name="P5">Una vez retornado el tipo de alerta el programa debe dar un mensaje alusivo.</text:p>
      <text:p text:style-name="P5"/>
      <text:p text:style-name="P5"><text:span text:style-name="T5">Ejercicio </text:span><text:span text:style-name="T4">4</text:span>: El módulo <text:span text:style-name="T6">turtle</text:span> (provisto en la biblioteca <text:span text:style-name="T3">estándar</text:span> de python) permite realizar dibujos de manera muy sencilla, <text:s/>usando solo algunos de su métodos y un poco de imaginación se pueden realizar figuras complejas. Algunos de los métodos son:</text:p>
      <text:list xml:id="list7343719326511214860" text:style-name="L10">
        <text:list-item>
          <text:p text:style-name="P9">forward(distancia): permite avanzar 'distancia' desde el punto de origen en el ángulo predeterminado.</text:p>
        </text:list-item>
        <text:list-item>
          <text:p text:style-name="P9">right(grados): permite rotar en sentido horario el número de grados.</text:p>
        </text:list-item>
        <text:list-item>
          <text:p text:style-name="P9">left(grados): permite rotar en sentido antihorario el número de grados.</text:p>
        </text:list-item>
      </text:list>
      <text:p text:style-name="P5"/>
      <text:p text:style-name="P5">Por ejemplo el siguiente código permite dibujar un cuadrado sencillo, con 50 unidades de lado:</text:p>
      <text:p text:style-name="P4"/>
      <text:p text:style-name="P2"><draw:frame text:anchor-type="paragraph" draw:z-index="0" draw:style-name="gr1" draw:text-style-name="P11" svg:width="1.8189in" svg:height="1.2787in" svg:x="0.202in" svg:y="0.0146in"><draw:text-box><text:p text:style-name="P11"><text:span text:style-name="T8">import</text:span><text:span text:style-name="T9"> </text:span><text:span text:style-name="T10">turtle</text:span><text:span text:style-name="T9"> </text:span></text:p><text:p text:style-name="P11"><text:span text:style-name="T9">manuelita = </text:span><text:span text:style-name="T10">turtle</text:span><text:span text:style-name="T9">.</text:span><text:span text:style-name="T11">Turtle</text:span><text:span text:style-name="T12">()</text:span></text:p><text:p text:style-name="P11"><text:span text:style-name="T9"/></text:p><text:p text:style-name="P11"><text:span text:style-name="T8">for</text:span><text:span text:style-name="T9"> i </text:span><text:span text:style-name="T8">in</text:span><text:span text:style-name="T9"> </text:span><text:span text:style-name="T13">range</text:span><text:span text:style-name="T12">(</text:span><text:span text:style-name="T14">4</text:span><text:span text:style-name="T12">)</text:span><text:span text:style-name="T9">:</text:span></text:p><text:p text:style-name="P11"><text:span text:style-name="T9"><text:s text:c="4"/></text:span><text:span text:style-name="T9">manuelita.</text:span><text:span text:style-name="T11">forward</text:span><text:span text:style-name="T12">(</text:span><text:span text:style-name="T14">50</text:span><text:span text:style-name="T12">)</text:span></text:p><text:p text:style-name="P11"><text:span text:style-name="T9"><text:s text:c="4"/></text:span><text:span text:style-name="T9">manuelita.</text:span><text:span text:style-name="T11">right</text:span><text:span text:style-name="T12">(</text:span><text:span text:style-name="T14">90</text:span><text:span text:style-name="T12">)</text:span></text:p><text:p text:style-name="P11"><text:span text:style-name="T9"><text:s text:c="4"/></text:span></text:p><text:p text:style-name="P11"><text:span text:style-name="T10">turtle</text:span><text:span text:style-name="T9">.</text:span><text:span text:style-name="T11">done</text:span><text:span text:style-name="T12">()</text:span></text:p></draw:text-box></draw:frame></text:p>
      <text:p text:style-name="P4"/>
      <text:p text:style-name="P6">Realice un programa que permita dibujar dos triángulos equiláteros, uno al lado del otro. Recuerde que los triángulos equiláteros se caracterizan por tener todos sus lados y ángulos iguales y que la suma de todos los ángulos internos de un triángulo es siempre 180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39in" fo:margin-bottom="0.5693in" fo:margin-left="0.4835in" fo:margin-right="0.53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ano López</meta:initial-creator>
    <meta:creation-date>2016-03-04T12:03:13.589662492</meta:creation-date>
    <dc:date>2016-03-04T14:22:20.014546678</dc:date>
    <dc:creator>Emiliano López</dc:creator>
    <meta:editing-duration>PT1H34M33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449" meta:character-count="3079" meta:non-whitespace-character-count="2655"/>
  </office:meta>
</office:document-meta>
</file>